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fo:font-size="28pt" style:font-size-asian="28pt" style:font-size-complex="28pt"/>
    </style:style>
    <style:style style:name="P3" style:family="paragraph" style:parent-style-name="Preformatted_20_Text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Text_20_body" style:list-style-name="L1"/>
    <style:style style:name="P5" style:family="paragraph" style:parent-style-name="Preformatted_20_Text" style:master-page-name="First_20_Page">
      <style:paragraph-properties fo:text-align="center" style:justify-single-word="false" style:page-number="auto"/>
      <style:text-properties fo:font-size="28pt" style:font-size-asian="28pt" style:font-size-complex="28pt"/>
    </style:style>
    <style:style style:name="P6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>CS488 – Assignment 4</text:p>
      <text:p text:style-name="P2"/>
      <text:p text:style-name="P2"/>
      <text:p text:style-name="P1"/>
      <text:p text:style-name="P3">Alexander Klen</text:p>
      <text:p text:style-name="P3"/>
      <text:p text:style-name="P3">ayklen 20372654</text:p>
      <text:p text:style-name="P3"/>
      <text:p text:style-name="P3"/>
      <text:p text:style-name="P3"/>
      <text:p text:style-name="P3">June 27, 2014</text:p>
      <text:p text:style-name="P1"/>
      <text:h text:style-name="P6" text:outline-level="1">Manual</text:h>
      <text:h text:style-name="Heading_20_2" text:outline-level="2">Program Description</text:h>
      <text:p text:style-name="Text_20_body">This command line program produces images from a scene described by a lua script. It does so by tracing rays for each pixel backwards along paths that light would travel and computing colours, shadows, and reflections along the way.</text:p>
      <text:h text:style-name="Heading_20_2" text:outline-level="2">Extra Features and Optimizations</text:h>
      <text:list xml:id="list7727017541" text:style-name="L1">
        <text:list-item>
          <text:p text:style-name="P4"><text:span text:style-name="T1">Reflections</text:span> – I implemented reflections by recursivly ray tracing after reflecting about the normal of intersection faces.</text:p>
        </text:list-item>
        <text:list-item>
          <text:p text:style-name="P4">I made my ray tracer run workers in <text:span text:style-name="T1">parallel</text:span> so that multi-core CPUs can render a scene much faster. Each ray is independent (all sharing a common scene graph) and computationally expensivce to compute, so parallelization is a logical optimization. You can set the number of threads it should use in the Makefile – I have provided compiled versions for 1, 8, and 40 threads (“rt” uses 8 threads). A comparison on “macho-cows.lua” shows that my ray tracer takes 1:25.54 with a single thread, and 22.642 using 8 threads (on my own quad-core i7). </text:p>
        </text:list-item>
        <text:list-item>
          <text:p text:style-name="P4">I implemented simple <text:span text:style-name="T1">anti-aliasing</text:span> by averaging the results of 4 ray traces for each pixel. This smooths the image a little bit and decreases jagged edges of shadows and edges. I have provided “data/sample_no_anti_aliasing.png” for comparison with “data/sample.png”, which uses anti-aliasing. It is on by default, but a compiler flag will turn it off (see Makefile).</text:p>
        </text:list-item>
      </text:list>
      <text:h text:style-name="Heading_20_2" text:outline-level="2">Scene</text:h>
      <text:p text:style-name="Text_20_body">My scene contains a rotated 3d array of spheres with mirror surfaces, two instances of the provided small stellated dodecahedron meshes, and a scaled cube for the base (somewhat reflective). There are red, green, and blue lights positioned so that each shines on a different visible face of the array of spheres. You can see specular highlights on each sphere (up to 3 each from the lights), and also some specular highlights on the box surface at the very bottom. The meshes at the top appear illuminated by white light (they have a yellow-ish material) because they are being hit by all three lights (each being a different full colour channel). At the far end of the reflective box surface, you can see an interesting pattern of colours resulting from shadows/occlusions of each light by the spheres. You can see the main parts reflected on the box surface and also the spheres reflecting each oth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06-27T03:21:53</dc:date>
    <meta:editing-duration>PT4H32S</meta:editing-duration>
    <meta:editing-cycles>60</meta:editing-cycles>
    <meta:document-statistic meta:table-count="0" meta:image-count="0" meta:object-count="0" meta:page-count="2" meta:paragraph-count="13" meta:word-count="383" meta:character-count="2294" meta:non-whitespace-character-count="1926"/>
  </office:meta>
</office:document-meta>
</file>